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6.747cm"/>
    </style:style>
    <style:style style:name="co4" style:family="table-column">
      <style:table-column-properties fo:break-before="auto" style:column-width="4.5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2" number:automatic-order="true">
      <number:month number:style="long"/>
      <number:text>/</number:text>
      <number:year/>
    </number:date-style>
    <number:date-style style:name="N33" number:automatic-order="true">
      <number:day number:style="long"/>
      <number:text>/</number:text>
      <number:month number:textual="true"/>
    </number:date-style>
    <number:date-style style:name="N34">
      <number:month number:style="long" number:textual="true"/>
    </number:date-style>
    <number:date-style style:name="N35">
      <number:quarter number:style="long"/>
      <number:text> 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47">
      <number:month number:style="long"/>
      <number:text>-</number:text>
      <number:day number:style="long"/>
    </number:date-style>
    <number:date-style style:name="N48">
      <number:year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50">
      <number:week-of-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0">
      <style:table-cell-properties fo:background-color="#7a7a7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4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3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4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4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4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4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4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4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14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4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4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3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3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3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3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12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 style:data-style-name="N12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12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12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7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7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7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 style:data-style-name="N7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7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14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14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5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 style:data-style-name="N6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 style:data-style-name="N6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6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6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6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6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6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12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12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12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12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1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13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BirthDate</text:p>
          </table:table-cell>
          <table:table-cell table:style-name="ce1" office:value-type="string" calcext:value-type="string">
            <text:p>Created</text:p>
          </table:table-cell>
          <table:table-cell table:style-name="ce1" office:value-type="string" calcext:value-type="string">
            <text:p>BestTime</text:p>
          </table:table-cell>
          <table:table-cell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doe</text:p>
          </table:table-cell>
          <table:table-cell table:style-name="ce4" office:value-type="string" calcext:value-type="string">
            <text:p><text:a xlink:href="mailto:john.doe@example.com" xlink:type="simple">john.doe@example.com</text:a></text:p>
          </table:table-cell>
          <table:table-cell table:style-name="ce5" office:value-type="date" office:date-value="2016-10-14" calcext:value-type="date">
            <text:p>14/10/2016</text:p>
          </table:table-cell>
          <table:table-cell table:style-name="ce28" office:value-type="date" office:date-value="2025-01-01T10:00:00" calcext:value-type="date">
            <text:p>1/01/2025 10:00</text:p>
          </table:table-cell>
          <table:table-cell table:style-name="ce37" office:value-type="time" office:time-value="PT10H00M00S" calcext:value-type="time">
            <text:p>10:00:00</text:p>
          </table:table-cell>
          <table:table-cell/>
        </table:table-row>
        <table:table-row table:style-name="ro2"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doe</text:p>
          </table:table-cell>
          <table:table-cell table:style-name="ce4" office:value-type="string" calcext:value-type="string">
            <text:p><text:a xlink:href="mailto:jane.doe@example.com" xlink:type="simple">jane.doe@example.com</text:a></text:p>
          </table:table-cell>
          <table:table-cell table:style-name="ce5" office:value-type="date" office:date-value="1545-01-25" calcext:value-type="date">
            <text:p>15/01/1545</text:p>
          </table:table-cell>
          <table:table-cell table:style-name="ce28" office:value-type="date" office:date-value="2025-01-01T10:10:00" calcext:value-type="date">
            <text:p>1/01/2025 10:10</text:p>
          </table:table-cell>
          <table:table-cell table:style-name="ce37" office:value-type="time" office:time-value="PT20H00M00S" calcext:value-type="time">
            <text:p>20:00:00</text:p>
          </table:table-cell>
          <table:table-cell/>
        </table:table-row>
        <table:table-row table:style-name="ro3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smith</text:p>
          </table:table-cell>
          <table:table-cell/>
          <table:table-cell table:style-name="ce5" office:value-type="date" office:date-value="2955-12-10" calcext:value-type="date">
            <text:p>10/12/2955</text:p>
          </table:table-cell>
          <table:table-cell table:style-name="ce28" office:value-type="date" office:date-value="2025-01-01T10:00:10" calcext:value-type="date">
            <text:p>1/01/2025 10:00</text:p>
          </table:table-cell>
          <table:table-cell table:style-name="ce37" office:value-type="time" office:time-value="PT99H00M00S" calcext:value-type="time">
            <text:p>03:00:00</text:p>
          </table:table-cell>
          <table:table-cell/>
        </table:table-row>
        <table:table-row table:style-name="ro3"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smith</text:p>
          </table:table-cell>
          <table:table-cell/>
          <table:table-cell table:style-name="ce5" office:value-type="date" office:date-value="1242-09-23" calcext:value-type="date">
            <text:p>16/09/1242</text:p>
          </table:table-cell>
          <table:table-cell table:style-name="ce28" office:value-type="date" office:date-value="2024-01-01T10:00:00" calcext:value-type="date">
            <text:p>1/01/2024 10:00</text:p>
          </table:table-cell>
          <table:table-cell table:style-name="ce37" office:value-type="time" office:time-value="PT15H30M30S" calcext:value-type="time">
            <text:p>15:30:30</text:p>
          </table:table-cell>
          <table:table-cell/>
        </table:table-row>
        <table:table-row table:style-name="ro3">
          <table:table-cell table:style-name="ce3" office:value-type="string" calcext:value-type="string">
            <text:p>victoria</text:p>
          </table:table-cell>
          <table:table-cell table:style-name="ce3" office:value-type="string" calcext:value-type="string">
            <text:p>smith</text:p>
          </table:table-cell>
          <table:table-cell/>
          <table:table-cell table:style-name="ce5" office:value-type="date" office:date-value="1742-09-16" calcext:value-type="date">
            <text:p>16/09/1742</text:p>
          </table:table-cell>
          <table:table-cell table:style-name="ce28" office:value-type="date" office:date-value="2024-01-01T10:00:00" calcext:value-type="date">
            <text:p>1/01/2024 10:00</text:p>
          </table:table-cell>
          <table:table-cell table:style-name="ce37" office:value-type="time" office:time-value="PT15H30M30S" calcext:value-type="time">
            <text:p>15:30:30</text:p>
          </table:table-cell>
          <table:table-cell/>
        </table:table-row>
        <table:table-row table:style-name="ro3"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smith</text:p>
          </table:table-cell>
          <table:table-cell/>
          <table:table-cell table:style-name="ce5" office:value-type="date" office:date-value="1900-09-16" calcext:value-type="date">
            <text:p>16/09/1900</text:p>
          </table:table-cell>
          <table:table-cell table:style-name="ce28" office:value-type="date" office:date-value="2024-01-01T10:00:00" calcext:value-type="date">
            <text:p>1/01/2024 10:00</text:p>
          </table:table-cell>
          <table:table-cell table:style-name="ce37" office:value-type="time" office:time-value="PT15H30M30S" calcext:value-type="time">
            <text:p>15:30:30</text:p>
          </table:table-cell>
          <table:table-cell/>
        </table:table-row>
        <table:table-row table:style-name="ro3">
          <table:table-cell table:style-name="ce3" office:value-type="string" calcext:value-type="string">
            <text:p>sonia</text:p>
          </table:table-cell>
          <table:table-cell table:style-name="ce3" office:value-type="string" calcext:value-type="string">
            <text:p>smith</text:p>
          </table:table-cell>
          <table:table-cell/>
          <table:table-cell table:style-name="ce5" office:value-type="date" office:date-value="1899-09-16" calcext:value-type="date">
            <text:p>16/09/1899</text:p>
          </table:table-cell>
          <table:table-cell table:style-name="ce28" office:value-type="date" office:date-value="2024-01-01T10:00:00" calcext:value-type="date">
            <text:p>1/01/2024 10:00</text:p>
          </table:table-cell>
          <table:table-cell table:style-name="ce37" office:value-type="time" office:time-value="PT15H30M30S" calcext:value-type="time">
            <text:p>15:30:30</text:p>
          </table:table-cell>
          <table:table-cell/>
        </table:table-row>
        <table:table-row table:style-name="ro3"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smith</text:p>
          </table:table-cell>
          <table:table-cell/>
          <table:table-cell table:style-name="ce6" office:value-type="date" office:date-value="4111-09-16" calcext:value-type="date">
            <text:p>16/09/411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smith</text:p>
          </table:table-cell>
          <table:table-cell/>
          <table:table-cell table:style-name="ce6"/>
          <table:table-cell table:number-columns-repeated="3"/>
        </table:table-row>
        <table:table-row table:style-name="ro3"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smith</text:p>
          </table:table-cell>
          <table:table-cell/>
          <table:table-cell table:style-name="ce6" office:value-type="string" calcext:value-type="string">
            <text:p>00/00/00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ormat1</text:p>
          </table:table-cell>
          <table:table-cell table:number-columns-repeated="2"/>
          <table:table-cell table:style-name="ce7" office:value-type="date" office:date-value="1899-09-16" calcext:value-type="date">
            <text:p>16/09/99</text:p>
          </table:table-cell>
          <table:table-cell table:style-name="ce7"/>
          <table:table-cell table:style-name="ce38" office:value-type="time" office:time-value="PT15H30M30S" calcext:value-type="time">
            <text:p>15:3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2</text:p>
          </table:table-cell>
          <table:table-cell table:number-columns-repeated="2"/>
          <table:table-cell table:style-name="ce8" office:value-type="date" office:date-value="1899-09-16" calcext:value-type="date">
            <text:p>samedi, 16 septembre 1899</text:p>
          </table:table-cell>
          <table:table-cell table:style-name="ce8"/>
          <table:table-cell table:style-name="ce37" office:value-type="time" office:time-value="PT15H30M30S" calcext:value-type="time">
            <text:p>15:30:3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3</text:p>
          </table:table-cell>
          <table:table-cell table:number-columns-repeated="2"/>
          <table:table-cell table:style-name="ce9" office:value-type="date" office:date-value="1899-09-16" calcext:value-type="date">
            <text:p>16/09/99</text:p>
          </table:table-cell>
          <table:table-cell table:style-name="ce9"/>
          <table:table-cell table:style-name="ce39" office:value-type="time" office:time-value="PT15H30M30S" calcext:value-type="time">
            <text:p>03:30 PM</text:p>
          </table:table-cell>
          <table:table-cell/>
        </table:table-row>
        <table:table-row table:style-name="ro3">
          <table:table-cell table:style-name="ce3" office:value-type="string" calcext:value-type="string">
            <text:p>format4</text:p>
          </table:table-cell>
          <table:table-cell table:number-columns-repeated="2"/>
          <table:table-cell table:style-name="ce6" office:value-type="date" office:date-value="1899-09-16" calcext:value-type="date">
            <text:p>16/09/1899</text:p>
          </table:table-cell>
          <table:table-cell table:style-name="ce6"/>
          <table:table-cell table:style-name="ce40" office:value-type="time" office:time-value="PT15H30M30S" calcext:value-type="time">
            <text:p>03:30:30 PM</text:p>
          </table:table-cell>
          <table:table-cell/>
        </table:table-row>
        <table:table-row table:style-name="ro3">
          <table:table-cell table:style-name="ce3" office:value-type="string" calcext:value-type="string">
            <text:p>format5</text:p>
          </table:table-cell>
          <table:table-cell table:number-columns-repeated="2"/>
          <table:table-cell table:style-name="ce10" office:value-type="date" office:date-value="1899-09-16" calcext:value-type="date">
            <text:p>16 sept. 99</text:p>
          </table:table-cell>
          <table:table-cell table:style-name="ce10"/>
          <table:table-cell table:style-name="ce41" office:value-type="time" office:time-value="PT15H30M30S" calcext:value-type="time">
            <text:p>15:30:3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6</text:p>
          </table:table-cell>
          <table:table-cell table:number-columns-repeated="2"/>
          <table:table-cell table:style-name="ce11" office:value-type="date" office:date-value="1899-09-16" calcext:value-type="date">
            <text:p>16 sept. 1899</text:p>
          </table:table-cell>
          <table:table-cell table:style-name="ce11"/>
          <table:table-cell table:style-name="ce42" office:value-type="time" office:time-value="PT15H30M30S" calcext:value-type="time">
            <text:p>30:30,0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7</text:p>
          </table:table-cell>
          <table:table-cell table:number-columns-repeated="2"/>
          <table:table-cell table:style-name="ce12" office:value-type="date" office:date-value="1899-09-16" calcext:value-type="date">
            <text:p>16. sept. 1899</text:p>
          </table:table-cell>
          <table:table-cell table:style-name="ce12"/>
          <table:table-cell table:style-name="ce43" office:value-type="time" office:time-value="PT15H30M30S" calcext:value-type="time">
            <text:p>15:30:30,0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8</text:p>
          </table:table-cell>
          <table:table-cell table:number-columns-repeated="2"/>
          <table:table-cell table:style-name="ce13" office:value-type="date" office:date-value="1899-09-16" calcext:value-type="date">
            <text:p>16 septembre 1899</text:p>
          </table:table-cell>
          <table:table-cell table:style-name="ce13"/>
          <table:table-cell table:style-name="ce44" office:value-type="time" office:time-value="PT15H30M30S" calcext:value-type="time">
            <text:p>3:30 PM</text:p>
          </table:table-cell>
          <table:table-cell/>
        </table:table-row>
        <table:table-row table:style-name="ro3">
          <table:table-cell table:style-name="ce3" office:value-type="string" calcext:value-type="string">
            <text:p>format9</text:p>
          </table:table-cell>
          <table:table-cell table:number-columns-repeated="2"/>
          <table:table-cell table:style-name="ce14" office:value-type="date" office:date-value="1899-09-16" calcext:value-type="date">
            <text:p>16. septembre 1899</text:p>
          </table:table-cell>
          <table:table-cell table:style-name="ce14"/>
          <table:table-cell table:style-name="ce45" office:value-type="time" office:time-value="PT15H30M30S" calcext:value-type="time">
            <text:p>3:30:30 PM</text:p>
          </table:table-cell>
          <table:table-cell/>
        </table:table-row>
        <table:table-row table:style-name="ro3">
          <table:table-cell table:style-name="ce3" office:value-type="string" calcext:value-type="string">
            <text:p>format10</text:p>
          </table:table-cell>
          <table:table-cell table:number-columns-repeated="2"/>
          <table:table-cell table:style-name="ce15" office:value-type="date" office:date-value="1899-09-16" calcext:value-type="date">
            <text:p>sam. 16 sept. 99</text:p>
          </table:table-cell>
          <table:table-cell table:style-name="ce15"/>
          <table:table-cell table:style-name="ce46" office:value-type="time" office:time-value="PT15H30M30S" calcext:value-type="time">
            <text:p>15:3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11</text:p>
          </table:table-cell>
          <table:table-cell table:number-columns-repeated="2"/>
          <table:table-cell table:style-name="ce16" office:value-type="date" office:date-value="1899-09-16" calcext:value-type="date">
            <text:p>sam. 16/sept. 99</text:p>
          </table:table-cell>
          <table:table-cell table:style-name="ce16"/>
          <table:table-cell table:style-name="ce47" office:value-type="time" office:time-value="PT15H30M30S" calcext:value-type="time">
            <text:p>15:30:3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12</text:p>
          </table:table-cell>
          <table:table-cell table:number-columns-repeated="2"/>
          <table:table-cell table:style-name="ce17" office:value-type="date" office:date-value="1899-09-16" calcext:value-type="date">
            <text:p>sam. 16 septembre 1899</text:p>
          </table:table-cell>
          <table:table-cell table:style-name="ce17"/>
          <table:table-cell table:style-name="ce48" office:value-type="time" office:time-value="PT15H30M30S" calcext:value-type="time">
            <text:p>30:3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13</text:p>
          </table:table-cell>
          <table:table-cell table:number-columns-repeated="2"/>
          <table:table-cell table:style-name="ce18" office:value-type="date" office:date-value="1899-09-16" calcext:value-type="date">
            <text:p>09-16</text:p>
          </table:table-cell>
          <table:table-cell table:style-name="ce18"/>
          <table:table-cell table:style-name="ce49" office:value-type="time" office:time-value="PT15H30M30S" calcext:value-type="time">
            <text:p>15:30:3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14</text:p>
          </table:table-cell>
          <table:table-cell table:number-columns-repeated="2"/>
          <table:table-cell table:style-name="ce19" office:value-type="date" office:date-value="1899-09-16" calcext:value-type="date">
            <text:p>99-09-16</text:p>
          </table:table-cell>
          <table:table-cell table:style-name="ce19"/>
          <table:table-cell table:style-name="ce50" office:value-type="time" office:time-value="PT15H30M30S" calcext:value-type="time">
            <text:p>30:30,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15</text:p>
          </table:table-cell>
          <table:table-cell table:number-columns-repeated="2"/>
          <table:table-cell table:style-name="ce20" office:value-type="date" office:date-value="1899-09-16" calcext:value-type="date">
            <text:p>1899-09-16</text:p>
          </table:table-cell>
          <table:table-cell table:style-name="ce20"/>
          <table:table-cell table:style-name="ce50" office:value-type="time" office:time-value="PT15H30M30S" calcext:value-type="time">
            <text:p>30:30,0</text:p>
          </table:table-cell>
          <table:table-cell/>
        </table:table-row>
        <table:table-row table:style-name="ro3">
          <table:table-cell table:style-name="ce3" office:value-type="string" calcext:value-type="string">
            <text:p>format16</text:p>
          </table:table-cell>
          <table:table-cell table:number-columns-repeated="2"/>
          <table:table-cell table:style-name="ce21" office:value-type="date" office:date-value="1899-09-16" calcext:value-type="date">
            <text:p>09/99</text:p>
          </table:table-cell>
          <table:table-cell table:style-name="ce21"/>
          <table:table-cell table:number-columns-repeated="2"/>
        </table:table-row>
        <table:table-row table:style-name="ro3">
          <table:table-cell table:style-name="ce3" office:value-type="string" calcext:value-type="string">
            <text:p>format17</text:p>
          </table:table-cell>
          <table:table-cell table:style-name="ce3" office:value-type="string" calcext:value-type="string">
            <text:p>buggy</text:p>
          </table:table-cell>
          <table:table-cell/>
          <table:table-cell table:style-name="ce22" office:value-type="date" office:date-value="1899-09-16" calcext:value-type="date">
            <text:p>16/sept.</text:p>
          </table:table-cell>
          <table:table-cell table:style-name="ce22"/>
          <table:table-cell table:number-columns-repeated="2"/>
        </table:table-row>
        <table:table-row table:style-name="ro3">
          <table:table-cell table:style-name="ce3" office:value-type="string" calcext:value-type="string">
            <text:p>format18</text:p>
          </table:table-cell>
          <table:table-cell table:number-columns-repeated="2"/>
          <table:table-cell table:style-name="ce23" office:value-type="date" office:date-value="1899-09-16" calcext:value-type="date">
            <text:p>septembre</text:p>
          </table:table-cell>
          <table:table-cell table:style-name="ce23"/>
          <table:table-cell table:number-columns-repeated="2"/>
        </table:table-row>
        <table:table-row table:style-name="ro3">
          <table:table-cell table:style-name="ce3" office:value-type="string" calcext:value-type="string">
            <text:p>format19</text:p>
          </table:table-cell>
          <table:table-cell table:number-columns-repeated="2"/>
          <table:table-cell table:style-name="ce24" office:value-type="date" office:date-value="1899-09-16" calcext:value-type="date">
            <text:p>3e trimestre 99</text:p>
          </table:table-cell>
          <table:table-cell table:style-name="ce24"/>
          <table:table-cell table:number-columns-repeated="2"/>
        </table:table-row>
        <table:table-row table:style-name="ro3">
          <table:table-cell table:style-name="ce3" office:value-type="string" calcext:value-type="string">
            <text:p>format20</text:p>
          </table:table-cell>
          <table:table-cell table:number-columns-repeated="2"/>
          <table:table-cell table:style-name="ce5" office:value-type="date" office:date-value="1899-09-16" calcext:value-type="date">
            <text:p>16/09/1899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3" office:value-type="string" calcext:value-type="string">
            <text:p>format21</text:p>
          </table:table-cell>
          <table:table-cell table:number-columns-repeated="2"/>
          <table:table-cell table:style-name="ce5" office:value-type="date" office:date-value="1899-09-16" calcext:value-type="date">
            <text:p>16/09/1899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3" office:value-type="string" calcext:value-type="string">
            <text:p>format22</text:p>
          </table:table-cell>
          <table:table-cell table:number-columns-repeated="2"/>
          <table:table-cell table:style-name="ce25" office:value-type="date" office:date-value="1899-09-16" calcext:value-type="date">
            <text:p>16-sept.-99</text:p>
          </table:table-cell>
          <table:table-cell table:style-name="ce25"/>
          <table:table-cell table:number-columns-repeated="2"/>
        </table:table-row>
        <table:table-row table:style-name="ro3">
          <table:table-cell table:style-name="ce3" office:value-type="string" calcext:value-type="string">
            <text:p>format23</text:p>
          </table:table-cell>
          <table:table-cell table:number-columns-repeated="2"/>
          <table:table-cell table:style-name="ce26" office:value-type="date" office:date-value="1899-09-16" calcext:value-type="date">
            <text:p>16-sept.</text:p>
          </table:table-cell>
          <table:table-cell table:style-name="ce26"/>
          <table:table-cell table:number-columns-repeated="2"/>
        </table:table-row>
        <table:table-row table:style-name="ro3">
          <table:table-cell table:style-name="ce3" office:value-type="string" calcext:value-type="string">
            <text:p>format24</text:p>
          </table:table-cell>
          <table:table-cell table:number-columns-repeated="2"/>
          <table:table-cell table:style-name="ce27" office:value-type="date" office:date-value="1899-09-16" calcext:value-type="date">
            <text:p>sept.-99</text:p>
          </table:table-cell>
          <table:table-cell table:style-name="ce27"/>
          <table:table-cell table:number-columns-repeated="2"/>
        </table:table-row>
        <table:table-row table:style-name="ro3">
          <table:table-cell table:style-name="ce3" office:value-type="string" calcext:value-type="string">
            <text:p>format25</text:p>
          </table:table-cell>
          <table:table-cell table:number-columns-repeated="2"/>
          <table:table-cell table:style-name="ce28" office:value-type="date" office:date-value="1899-09-16" calcext:value-type="date">
            <text:p>16/09/1899 0:00</text:p>
          </table:table-cell>
          <table:table-cell table:style-name="ce28"/>
          <table:table-cell table:number-columns-repeated="2"/>
        </table:table-row>
        <table:table-row table:style-name="ro3">
          <table:table-cell table:style-name="ce3" office:value-type="string" calcext:value-type="string">
            <text:p>format26</text:p>
          </table:table-cell>
          <table:table-cell table:number-columns-repeated="2"/>
          <table:table-cell table:style-name="ce29" office:value-type="date" office:date-value="1899-09-16" calcext:value-type="date">
            <text:p>16/09/1899 00:00</text:p>
          </table:table-cell>
          <table:table-cell table:style-name="ce29"/>
          <table:table-cell table:number-columns-repeated="2"/>
        </table:table-row>
        <table:table-row table:style-name="ro3">
          <table:table-cell table:style-name="ce3" office:value-type="string" calcext:value-type="string">
            <text:p>format27</text:p>
          </table:table-cell>
          <table:table-cell table:number-columns-repeated="2"/>
          <table:table-cell table:style-name="ce30" office:value-type="date" office:date-value="1899-09-16" calcext:value-type="date">
            <text:p>16/09/99 00:00</text:p>
          </table:table-cell>
          <table:table-cell table:style-name="ce30"/>
          <table:table-cell table:number-columns-repeated="2"/>
        </table:table-row>
        <table:table-row table:style-name="ro3">
          <table:table-cell table:style-name="ce3" office:value-type="string" calcext:value-type="string">
            <text:p>format28</text:p>
          </table:table-cell>
          <table:table-cell table:number-columns-repeated="2"/>
          <table:table-cell table:style-name="ce31" office:value-type="date" office:date-value="1899-09-16" calcext:value-type="date">
            <text:p>16/09/1899 00:00:00</text:p>
          </table:table-cell>
          <table:table-cell table:style-name="ce31"/>
          <table:table-cell table:number-columns-repeated="2"/>
        </table:table-row>
        <table:table-row table:style-name="ro3">
          <table:table-cell table:style-name="ce3" office:value-type="string" calcext:value-type="string">
            <text:p>format29</text:p>
          </table:table-cell>
          <table:table-cell table:number-columns-repeated="2"/>
          <table:table-cell table:style-name="ce32" office:value-type="date" office:date-value="1899-09-16" calcext:value-type="date">
            <text:p>1899-09-16 00:00:00</text:p>
          </table:table-cell>
          <table:table-cell table:style-name="ce32"/>
          <table:table-cell table:number-columns-repeated="2"/>
        </table:table-row>
        <table:table-row table:style-name="ro3">
          <table:table-cell table:style-name="ce3" office:value-type="string" calcext:value-type="string">
            <text:p>format30</text:p>
          </table:table-cell>
          <table:table-cell table:style-name="ce3" office:value-type="string" calcext:value-type="string">
            <text:p>debug</text:p>
          </table:table-cell>
          <table:table-cell/>
          <table:table-cell table:style-name="ce33" office:value-type="date" office:date-value="1899-09-16" calcext:value-type="date">
            <text:p>1899-09-16 00:00:00,000</text:p>
          </table:table-cell>
          <table:table-cell table:style-name="ce33"/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format31</text:p>
          </table:table-cell>
          <table:table-cell table:number-columns-repeated="2"/>
          <table:table-cell table:style-name="ce34" office:value-type="date" office:date-value="1899-09-16" calcext:value-type="date">
            <text:p>1899-09-16T00:00:00</text:p>
          </table:table-cell>
          <table:table-cell table:style-name="ce34"/>
          <table:table-cell table:number-columns-repeated="2"/>
        </table:table-row>
        <table:table-row table:style-name="ro3">
          <table:table-cell table:style-name="ce3" office:value-type="string" calcext:value-type="string">
            <text:p>format32</text:p>
          </table:table-cell>
          <table:table-cell table:number-columns-repeated="2"/>
          <table:table-cell table:style-name="ce35" office:value-type="date" office:date-value="1899-09-16" calcext:value-type="date">
            <text:p>1899-09-16T00:00:00,000</text:p>
          </table:table-cell>
          <table:table-cell table:style-name="ce35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>
            <text:p>weekFormat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supported</text:p>
          </table:table-cell>
          <table:table-cell table:style-name="ce36" office:value-type="date" office:date-value="1899-09-16" calcext:value-type="date">
            <text:p>37</text:p>
          </table:table-cell>
          <table:table-cell table:number-columns-repeated="3"/>
        </table:table-row>
        <table:table-row table:style-name="ro4" table:number-rows-repeated="1048530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/>
      <number:text>/</number:text>
      <number:month number:style="long"/>
      <number:text>/</number:text>
      <number:year number:style="long"/>
    </number:date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3P2" style:volatile="true">
      <number:text loext:blank-width-char="-"> </number:text>
      <number:fill-character> </number:fill-character>
      <number:text loext:blank-width-char="-3">- €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date-style style:name="N141">
      <number:day/>
      <number:text>. </number:text>
      <number:month number:textual="true"/>
      <number:text> </number:text>
      <number:year number:style="long"/>
    </number:date-style>
    <number:date-style style:name="N142">
      <number:day/>
      <number:text>. </number:text>
      <number:month number:style="long" number:textual="true"/>
      <number:text> </number:text>
      <number:year number:style="long"/>
    </number:date-style>
    <number:date-style style:name="N143">
      <number:day-of-week/>
      <number:text> </number:text>
      <number:day/>
      <number:text> </number:text>
      <number:month number:textual="true"/>
      <number:text> </number:text>
      <number:year/>
    </number:date-style>
    <number:date-style style:name="N144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145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4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147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2-15T16:47:22</meta:creation-date>
    <dc:language>fr-BE</dc:language>
    <dc:date>2025-04-14T15:26:38</dc:date>
    <meta:editing-cycles>24</meta:editing-cycles>
    <meta:editing-duration>PT1H8M</meta:editing-duration>
    <meta:generator>LibreOffice/25.8.1.1$Windows_X86_64 LibreOffice_project/54047653041915e595ad4e45cccea684809c77b5</meta:generator>
    <meta:document-statistic meta:table-count="1" meta:cell-count="137" meta:object-count="0"/>
    <meta:user-defined meta:name="AppVersion">15.0000</meta:user-defined>
  </office:meta>
</office:document-meta>
</file>